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padra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e real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q</text:p>
          </table:table-cell>
          <table:table-cell office:value-type="string" calcext:value-type="string">
            <text:p>18m8.761s</text:p>
          </table:table-cell>
          <table:table-cell table:style-name="ce1" office:value-type="float" office:value="1088761" calcext:value-type="float">
            <text:p>1088761</text:p>
          </table:table-cell>
          <table:table-cell/>
          <table:table-cell office:value-type="string" calcext:value-type="string">
            <text:p>speed up</text:p>
          </table:table-cell>
          <table:table-cell table:formula="of:=[.F3]/[.F4]" office:value-type="float" office:value="1.76521106117499" calcext:value-type="float">
            <text:p>1,765211061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0m16.788</text:p>
          </table:table-cell>
          <table:table-cell office:value-type="float" office:value="616788" calcext:value-type="float">
            <text:p>6167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9m14.834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7m29.963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6m59.222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inamico chunk /2 /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0m17.380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9m5.868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inamico sem chun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6m46.746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hunk 10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6m47.383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hunk 1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6m45.179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23:41:30.1707245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3:27:29.555790254</meta:creation-date>
    <dc:date>2018-03-30T01:30:38.205138210</dc:date>
    <meta:editing-duration>PT59M11S</meta:editing-duration>
    <meta:editing-cycles>10</meta:editing-cycles>
    <meta:generator>LibreOffice/5.1.6.2$Linux_X86_64 LibreOffice_project/10m0$Build-2</meta:generator>
    <meta:document-statistic meta:table-count="1" meta:cell-count="30" meta:object-count="0"/>
  </office:meta>
</office:document-meta>
</file>